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a0dfa" officeooo:paragraph-rsid="000cdc0d" style:font-size-asian="12.25pt" style:font-size-complex="14pt"/>
    </style:style>
    <style:style style:name="P4" style:family="paragraph" style:parent-style-name="Standard">
      <style:text-properties fo:font-size="14pt" officeooo:rsid="000ecc99" officeooo:paragraph-rsid="000ecc99" style:font-size-asian="12.25pt" style:font-size-complex="14pt"/>
    </style:style>
    <style:style style:name="T1" style:family="text">
      <style:text-properties officeooo:rsid="000b4837"/>
    </style:style>
    <style:style style:name="T2" style:family="text">
      <style:text-properties officeooo:rsid="000cd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3">Hovannisyan Armen Myasnikovich <text:span text:style-name="T2">16</text:span>.04.23 1<text:span text:style-name="T2">7</text:span>:<text:span text:style-name="T2">25</text:span></text:p>
      <text:p text:style-name="P4">1</text:p>
      <text:p text:style-name="P4"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04T19:30:50.843567262</dc:date>
    <meta:editing-duration>PT3M3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7" meta:character-count="137" meta:non-whitespace-character-count="125"/>
  </office:meta>
</office:document-meta>
</file>